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f7ee0" officeooo:paragraph-rsid="000f7ee0"/>
    </style:style>
    <style:style style:name="P2" style:family="paragraph" style:parent-style-name="Standard">
      <style:text-properties officeooo:rsid="000f7ee0" officeooo:paragraph-rsid="000f7ee0"/>
    </style:style>
    <style:style style:name="P3" style:family="paragraph" style:parent-style-name="Standard">
      <style:paragraph-properties fo:line-height="200%" style:writing-mode="page"/>
      <style:text-properties officeooo:rsid="000f7ee0" officeooo:paragraph-rsid="000f7ee0"/>
    </style:style>
    <style:style style:name="T1" style:family="text">
      <style:text-properties officeooo:rsid="000f80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ize of <text:span text:style-name="T1">the article</text:span> « Hope Spring » </text:p>
      <text:p text:style-name="P2"/>
      <text:p text:style-name="P3"><text:tab/></text:p>
      <text:p text:style-name="P3"><text:tab/>The article "Hope Spring" published in The Economist of December 20th, 2014 is about the year country election. Every year, The Economist select one country in the world that improve people socials rights, economic or industry situation. In 2014, The economist elected Tunisia as his country of the year, because Tunisia adopted a new constitution and held a parliamentry and presidential polls. In the north africa region, after the Arab Spring that involved bloodshed and extremism serious problems, Tunisia is an shining exception. Others countries were on the election list suh as Indonesia or Uruguay but there were not cho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7ee0" officeooo:paragraph-rsid="000f7ee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lorian Mosnier<text:tab/><text:tab/>2A G2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6:56:08.003818186</meta:creation-date>
    <dc:date>2017-10-23T05:12:28.261000000</dc:date>
    <meta:editing-duration>PT5M58S</meta:editing-duration>
    <meta:editing-cycles>2</meta:editing-cycles>
    <meta:generator>LibreOffice/5.1.5.2$Windows_x86 LibreOffice_project/7a864d8825610a8c07cfc3bc01dd4fce6a9447e5</meta:generator>
    <meta:document-statistic meta:table-count="0" meta:image-count="0" meta:object-count="0" meta:page-count="1" meta:paragraph-count="4" meta:word-count="112" meta:character-count="698" meta:non-whitespace-character-count="585"/>
  </office:meta>
</office:document-meta>
</file>